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3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5.364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1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>
            <text:p>2009-08-26 11:40:15 </text:p>
          </table:table-cell>
          <table:table-cell office:value-type="string">
            <text:p>freue mich das die Klage auf Datenauskunft es auch auf SpOn geschafft hat. Macht mit beim Grünen Datenschutzsommer: http://bit.ly/TgcSe </text:p>
          </table:table-cell>
          <table:table-cell table:number-columns-repeated="1022"/>
        </table:table-row>
        <table:table-row table:style-name="ro1">
          <table:table-cell office:value-type="string">
            <text:p>2009-09-02 08:57:28 </text:p>
          </table:table-cell>
          <table:table-cell office:value-type="string">
            <text:p>nach zwei Tagen in Bayern wieder im Büro und x Texte fertig gemacht. Jetzt gehts zur VZ-Gruppe zum Gespräch zu Daten- und Verbraucherschutz </text:p>
          </table:table-cell>
          <table:table-cell table:number-columns-repeated="1022"/>
        </table:table-row>
        <table:table-row table:style-name="ro1">
          <table:table-cell office:value-type="string">
            <text:p>2009-09-04 01:33:05 </text:p>
          </table:table-cell>
          <table:table-cell office:value-type="string">
            <text:p>Genau 1 Jahr nach dem großen Datenschutzgipfel von Schäuble legt Scholz Pläne für den Arbeitnehmerdatenschutz vor, erneut leere Versprechen </text:p>
          </table:table-cell>
          <table:table-cell table:number-columns-repeated="1022"/>
        </table:table-row>
        <table:table-row table:style-name="ro1">
          <table:table-cell office:value-type="string">
            <text:p>2009-09-05 08:04:34 </text:p>
          </table:table-cell>
          <table:table-cell office:value-type="string">
            <text:p>Platz vor dem Brandenburger Tor ist unglaublich voll und immer noch sind Leute Unter den Linden. Das sind mehr als 50.000! </text:p>
          </table:table-cell>
          <table:table-cell table:number-columns-repeated="1022"/>
        </table:table-row>
        <table:table-row table:style-name="ro1">
          <table:table-cell office:value-type="string">
            <text:p>2009-09-07 10:39:39 </text:p>
          </table:table-cell>
          <table:table-cell office:value-type="string">
            <text:p>neuer Notfahrplan ab morgen für Berliner S-Bahn, man habe "sicherheitsrelevante Fahrzeugmängel" festgestellt. Das wird lustig </text:p>
          </table:table-cell>
          <table:table-cell table:number-columns-repeated="1022"/>
        </table:table-row>
        <table:table-row table:style-name="ro2">
          <table:table-cell office:value-type="string">
            <text:p>2009-09-10 06:21:18 </text:p>
          </table:table-cell>
          <table:table-cell office:value-type="string">
            <text:p>GM will Opel jetzt angeblich doch an Magna abgeben, verstehe dieses ganze Hin und Her nicht mehr </text:p>
          </table:table-cell>
          <table:table-cell table:number-columns-repeated="1022"/>
        </table:table-row>
        <table:table-row table:style-name="ro1">
          <table:table-cell office:value-type="string">
            <text:p>2009-09-16 05:15:46 </text:p>
          </table:table-cell>
          <table:table-cell office:value-type="string">
            <text:p>nächste Stufe der Auskunftsaktion gegenüber den Mobilfunkbetreibern wird vorbereitet, Mach Mit: Grüner Datenschutzsommer http://bit.ly/TgcSe </text:p>
          </table:table-cell>
          <table:table-cell table:number-columns-repeated="1022"/>
        </table:table-row>
        <table:table-row table:style-name="ro2">
          <table:table-cell office:value-type="string">
            <text:p>2009-09-18 11:48:48 </text:p>
          </table:table-cell>
          <table:table-cell office:value-type="string">
            <text:p>auf dem Nöldnerplatz, gleich bei der Elefantenrunde zur U18-Wahl, momentan Grüne stärkste Kraft! </text:p>
          </table:table-cell>
          <table:table-cell table:number-columns-repeated="1022"/>
        </table:table-row>
        <table:table-row table:style-name="ro2">
          <table:table-cell office:value-type="string">
            <text:p>2009-09-22 17:26:51 </text:p>
          </table:table-cell>
          <table:table-cell office:value-type="string">
            <text:p>hier die Zahlen zur Telekommunikationsüberwachung 2008 und Verkehrsdatenabfrage zum Download http://bit.ly/TsTGe </text:p>
          </table:table-cell>
          <table:table-cell table:number-columns-repeated="1022"/>
        </table:table-row>
        <table:table-row table:style-name="ro2">
          <table:table-cell office:value-type="string">
            <text:p>2009-09-28 05:29:13 </text:p>
          </table:table-cell>
          <table:table-cell office:value-type="string">
            <text:p>@danielbahr es geht ja zum Glück nicht nur um die Frage wer der Lauteste im Land ist, sondern auch der Klügste! </text:p>
          </table:table-cell>
          <table:table-cell table:number-columns-repeated="1022"/>
        </table:table-row>
        <table:table-row table:style-name="ro1">
          <table:table-cell office:value-type="string">
            <text:p>2009-10-16 01:35:57 </text:p>
          </table:table-cell>
          <table:table-cell office:value-type="string">
            <text:p>Zusammenfassung und erste Bewertung der Verhandlungsergebnisse im Bereich Bürgerrechte http://bit.ly/3FVYdS </text:p>
          </table:table-cell>
          <table:table-cell table:number-columns-repeated="1022"/>
        </table:table-row>
        <table:table-row table:style-name="ro1">
          <table:table-cell office:value-type="string">
            <text:p>2009-10-16 17:56:40 </text:p>
          </table:table-cell>
          <table:table-cell office:value-type="string">
            <text:p>angekommen im Hotel, ein schöner Ausklang der #BigBrotherAwards beim gemeinsamen Abendessen, morgen früh dann nach Weimar </text:p>
          </table:table-cell>
          <table:table-cell table:number-columns-repeated="1022"/>
        </table:table-row>
        <table:table-row table:style-name="ro2">
          <table:table-cell office:value-type="string">
            <text:p>2009-10-21 14:32:19 </text:p>
          </table:table-cell>
          <table:table-cell office:value-type="string">
            <text:p>wurde zum Rechnungsprüfer vom #OpenData #Network gewählt, vielen Dank. Bin gespannt wie es läuft. </text:p>
          </table:table-cell>
          <table:table-cell table:number-columns-repeated="1022"/>
        </table:table-row>
        <table:table-row table:style-name="ro1">
          <table:table-cell office:value-type="string">
            <text:p>2009-10-25 12:46:05 </text:p>
          </table:table-cell>
          <table:table-cell office:value-type="string">
            <text:p>Freu mich das der Prantl Kommentar in der SZ zu Bürgerrechten unter Schwarz-Gelb in die gleiche Richtung geht wie meine Bewertung am Freitag </text:p>
          </table:table-cell>
          <table:table-cell table:number-columns-repeated="1022"/>
        </table:table-row>
        <table:table-row table:style-name="ro1">
          <table:table-cell office:value-type="string">
            <text:p>2009-10-31 04:16:57 </text:p>
          </table:table-cell>
          <table:table-cell office:value-type="string">
            <text:p>Später am Tage geht es zur Sitzung der BAG Wirtschaft und Finanzen, die IMK Konferenz werde ich aber nicht mehr besuchen </text:p>
          </table:table-cell>
          <table:table-cell table:number-columns-repeated="1022"/>
        </table:table-row>
        <table:table-row table:style-name="ro1">
          <table:table-cell office:value-type="string">
            <text:p>2009-11-06 11:34:07 </text:p>
          </table:table-cell>
          <table:table-cell office:value-type="string">
            <text:p>Diskussion über die weitere Arbeit des Demonstrationsbündnisses #FreiheitstattAngst im Jahr 2010 Verschiedene Ideen liegen vor </text:p>
          </table:table-cell>
          <table:table-cell table:number-columns-repeated="1022"/>
        </table:table-row>
        <table:table-row table:style-name="ro1">
          <table:table-cell office:value-type="string">
            <text:p>2009-11-09 04:56:31 </text:p>
          </table:table-cell>
          <table:table-cell office:value-type="string">
            <text:p>Ansprache von Prof. Cramer hat die vielseitige Bedeutung des 9. November sehr gut hervorgehoben, Leid und Freude nah beieinander </text:p>
          </table:table-cell>
          <table:table-cell table:number-columns-repeated="1022"/>
        </table:table-row>
        <table:table-row table:style-name="ro2">
          <table:table-cell office:value-type="string">
            <text:p>2009-11-13 06:43:04 </text:p>
          </table:table-cell>
          <table:table-cell office:value-type="string">
            <text:p>@intgovforum Would be nice to wait longer, flights are delay a couple of hours </text:p>
          </table:table-cell>
          <table:table-cell table:number-columns-repeated="1022"/>
        </table:table-row>
        <table:table-row table:style-name="ro1">
          <table:table-cell office:value-type="string">
            <text:p>2009-11-18 07:40:01 </text:p>
          </table:table-cell>
          <table:table-cell office:value-type="string">
            <text:p>es kann nicht mehr schlimmer kommen. Nachdem man heute sein Handy beim #IGF09 aus Sicherheitsgründen abgeben musste, ist es jetzt kaputt </text:p>
          </table:table-cell>
          <table:table-cell table:number-columns-repeated="1022"/>
        </table:table-row>
        <table:table-row table:style-name="ro1">
          <table:table-cell office:value-type="string">
            <text:p>2009-11-21 16:54:31 </text:p>
          </table:table-cell>
          <table:table-cell office:value-type="string">
            <text:p>In Wien angekommen, gutes Treffen mit dem EDRi Vorsitzenden gehabt, nettes Abendessen mit @georgprack und morgen Zukunftskongress der Grünen </text:p>
          </table:table-cell>
          <table:table-cell table:number-columns-repeated="1022"/>
        </table:table-row>
        <table:table-row table:style-name="ro1">
          <table:table-cell office:value-type="string">
            <text:p>2009-11-21 17:57:07 </text:p>
          </table:table-cell>
          <table:table-cell office:value-type="string">
            <text:p>Gerade im Audimax in Wien bei #unibrennt gewesen, relativ ruhiger Samstagabend aber noch gute Stimmung, heute einen Monat besetzt </text:p>
          </table:table-cell>
          <table:table-cell table:number-columns-repeated="1022"/>
        </table:table-row>
        <table:table-row table:style-name="ro1">
          <table:table-cell office:value-type="string">
            <text:p>2009-11-25 11:24:12 </text:p>
          </table:table-cell>
          <table:table-cell office:value-type="string">
            <text:p>jetzt geht ins Adlon zum Politischen Abend des BITKOM, sitze auf dem Panel zur Politisierung des Internets, Leuth.-Schnar. gibt Input </text:p>
          </table:table-cell>
          <table:table-cell table:number-columns-repeated="1022"/>
        </table:table-row>
        <table:table-row table:style-name="ro2">
          <table:table-cell office:value-type="string">
            <text:p>2009-12-05 14:57:02 </text:p>
          </table:table-cell>
          <table:table-cell office:value-type="string">
            <text:p>Sehr gutes Pet Shop Boys Konzert, geniale Show und angenehmes unstressiges Publikum #PSB </text:p>
          </table:table-cell>
          <table:table-cell table:number-columns-repeated="1022"/>
        </table:table-row>
        <table:table-row table:style-name="ro2">
          <table:table-cell office:value-type="string">
            <text:p>2009-12-11 10:08:26 </text:p>
          </table:table-cell>
          <table:table-cell office:value-type="string">
            <text:p>@alexbonde Dann einen Gruß aus Kopenhagen nach BaWü zurück </text:p>
          </table:table-cell>
          <table:table-cell table:number-columns-repeated="1022"/>
        </table:table-row>
        <table:table-row table:style-name="ro2">
          <table:table-cell office:value-type="string">
            <text:p>2009-12-12 03:36:47 </text:p>
          </table:table-cell>
          <table:table-cell office:value-type="string">
            <text:p>In Berlin angekommen und jetzt Diskussion zur Zukunft des Urheberrechts, volle Runde mit fast 40 Leuten </text:p>
          </table:table-cell>
          <table:table-cell table:number-columns-repeated="1022"/>
        </table:table-row>
        <table:table-row table:style-name="ro1">
          <table:table-cell office:value-type="string">
            <text:p>2009-12-13 12:54:54 </text:p>
          </table:table-cell>
          <table:table-cell office:value-type="string">
            <text:p>Bei Wiederholungs-Kommunalwahl in Telgte hat der CDU Bürgermeister Kandidat ohne Gegenkandidat nur 49,8% Ja zu 50,2% Nein, Nicht-gewählt! </text:p>
          </table:table-cell>
          <table:table-cell table:number-columns-repeated="1022"/>
        </table:table-row>
        <table:table-row table:style-name="ro1">
          <table:table-cell office:value-type="string">
            <text:p>2009-12-15 03:10:20 </text:p>
          </table:table-cell>
          <table:table-cell office:value-type="string">
            <text:p>http://twitpic.com/tljyi - Menschenauflauf beim Bundesverfassungsgericht zur Verhandlung der Vorratsdatenspeicherung </text:p>
          </table:table-cell>
          <table:table-cell table:number-columns-repeated="1022"/>
        </table:table-row>
        <table:table-row table:style-name="ro1">
          <table:table-cell office:value-type="string">
            <text:p>2009-12-15 05:48:49 </text:p>
          </table:table-cell>
          <table:table-cell office:value-type="string">
            <text:p>Berliner Datenschutzbeauftragte Dix macht Speicherinteressen der Privatwirtschaft deutlich, gerade bei nicht-europ. Unternehmen #VDS </text:p>
          </table:table-cell>
          <table:table-cell table:number-columns-repeated="1022"/>
        </table:table-row>
        <table:table-row table:style-name="ro1">
          <table:table-cell office:value-type="string">
            <text:p>2009-12-15 09:10:08 </text:p>
          </table:table-cell>
          <table:table-cell office:value-type="string">
            <text:p>Jetzt kommt Peter Schaar noch zur Datensicherheit. Weist auf IP Adressen hin und wie sensibel sie sind, Bsp. Nachvollziehbarkeit #VDS </text:p>
          </table:table-cell>
          <table:table-cell table:number-columns-repeated="1022"/>
        </table:table-row>
        <table:table-row table:style-name="ro2">
          <table:table-cell office:value-type="string">
            <text:p>2009-12-15 10:15:12 </text:p>
          </table:table-cell>
          <table:table-cell office:value-type="string">
            <text:p>Papier hinterfragt wieso keine Begrenzung vorgesehen ist, wo und wie #VDS genutzt wird. BVerfG ist schon sehr kritisch </text:p>
          </table:table-cell>
          <table:table-cell table:number-columns-repeated="1022"/>
        </table:table-row>
        <table:table-row table:style-name="ro1">
          <table:table-cell office:value-type="string">
            <text:p>2009-12-15 10:44:46 </text:p>
          </table:table-cell>
          <table:table-cell office:value-type="string">
            <text:p>Bin jetzt raus aus der Verhandlung zur #VDS, war ein super spannender Tag und Gericht ist zu Recht sehr kritisch, BReg. schlecht aufgetreten </text:p>
          </table:table-cell>
          <table:table-cell table:number-columns-repeated="1022"/>
        </table:table-row>
        <table:table-row table:style-name="ro3">
          <table:table-cell office:value-type="string">
            <text:p>2009-12-18 04:10:07 </text:p>
          </table:table-cell>
          <table:table-cell office:value-type="string">
            <text:p>@haraldschirmer Danke, aber leider kein Link dabei. </text:p>
          </table:table-cell>
          <table:table-cell table:number-columns-repeated="1022"/>
        </table:table-row>
        <table:table-row table:style-name="ro2">
          <table:table-cell office:value-type="string">
            <text:p>2010-01-12 04:50:40 </text:p>
          </table:table-cell>
          <table:table-cell office:value-type="string">
            <text:p>Diskussion über das weitere Vorgehen nach dem Vertrag von Lissabon mit Rebecca Harms und @bueti in Düsseldorf </text:p>
          </table:table-cell>
          <table:table-cell table:number-columns-repeated="1022"/>
        </table:table-row>
        <table:table-row table:style-name="ro1">
          <table:table-cell office:value-type="string">
            <text:p>2010-01-15 12:05:27 </text:p>
          </table:table-cell>
          <table:table-cell office:value-type="string">
            <text:p>http://twitpic.com/y7c0p - Gründungsmitglieder der NRW Grünen auf der Eisscholle im Gespräch mit Moderator Oliver Keymis </text:p>
          </table:table-cell>
          <table:table-cell table:number-columns-repeated="1022"/>
        </table:table-row>
        <table:table-row table:style-name="ro1">
          <table:table-cell office:value-type="string">
            <text:p>2010-01-28 02:11:18 </text:p>
          </table:table-cell>
          <table:table-cell office:value-type="string">
            <text:p>Sitz am internationalen Tag des Datenschutzes heute Nachmittag beim VPRT und VG Media auf dem Schlusspanel zur Zukunft des Urheberrechts </text:p>
          </table:table-cell>
          <table:table-cell table:number-columns-repeated="1022"/>
        </table:table-row>
        <table:table-row table:style-name="ro1">
          <table:table-cell office:value-type="string">
            <text:p>2010-01-28 05:16:39 </text:p>
          </table:table-cell>
          <table:table-cell office:value-type="string">
            <text:p>Leuth.-Schnarrenberger spricht von der Kulturflatrate als Alternative die die FDP nicht will, eigene Ideen werden aber nicht formuliert </text:p>
          </table:table-cell>
          <table:table-cell table:number-columns-repeated="1022"/>
        </table:table-row>
        <table:table-row table:style-name="ro1">
          <table:table-cell office:value-type="string">
            <text:p>2010-02-08 08:15:48 </text:p>
          </table:table-cell>
          <table:table-cell office:value-type="string">
            <text:p>sehr anschaulicher und guter Vortrag von @ChrisStoecker hier beim BITKOM, Jugendschutz und Urheberrecht stehen nicht über alles </text:p>
          </table:table-cell>
          <table:table-cell table:number-columns-repeated="1022"/>
        </table:table-row>
        <table:table-row table:style-name="ro1">
          <table:table-cell office:value-type="string">
            <text:p>2010-02-09 11:38:42 </text:p>
          </table:table-cell>
          <table:table-cell office:value-type="string">
            <text:p>breche jetzt einmal zu den Political Gamers auf im Play Berlin. Eine Veranstaltung von Electronic Arts, jemand besondere Fragen? </text:p>
          </table:table-cell>
          <table:table-cell table:number-columns-repeated="1022"/>
        </table:table-row>
        <table:table-row table:style-name="ro4">
          <table:table-cell office:value-type="string">
            <text:p>2010-02-22 07:34:36 </text:p>
          </table:table-cell>
          <table:table-cell office:value-type="string">
            <text:p>﻿gute Fragen von @konstantinnotz machen deutlich, Erlass vom BMI ans BKA nicht zu sperren ist raus. Unglaublich, Rechtsstaat absurd. </text:p>
          </table:table-cell>
          <table:table-cell table:number-columns-repeated="1022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Tabelle1.A1:Tabelle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7">17.06.2012</text:date>, <text:time>16:49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17T16:49:02.20</dc:date>
    <meta:document-statistic meta:table-count="1" meta:cell-count="78" meta:object-count="0"/>
    <meta:generator>OpenOffice.org/3.3$Win32 OpenOffice.org_project/330m20$Build-9567</meta:generator>
  </office:meta>
</office:document-meta>
</file>